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MT" svg:font-family="ArialMT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23cm" fo:margin-top="0cm" fo:margin-bottom="0cm" table:align="left" style:writing-mode="lr-tb"/>
    </style:style>
    <style:style style:name="Таблица1.A" style:family="table-column">
      <style:table-column-properties style:column-width="2.891cm" style:rel-column-width="11147*"/>
    </style:style>
    <style:style style:name="Таблица1.B" style:family="table-column">
      <style:table-column-properties style:column-width="5.373cm" style:rel-column-width="20709*"/>
    </style:style>
    <style:style style:name="Таблица1.C" style:family="table-column">
      <style:table-column-properties style:column-width="3.119cm" style:rel-column-width="12019*"/>
    </style:style>
    <style:style style:name="Таблица1.D" style:family="table-column">
      <style:table-column-properties style:column-width="5.618cm" style:rel-column-width="2165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123cm" fo:border="none"/>
    </style:style>
    <style:style style:name="Таблица1.A2" style:family="table-cell">
      <style:table-cell-properties fo:padding-left="0.123cm" fo:padding-right="0.123cm" fo:padding-top="0cm" fo:padding-bottom="0cm" fo:border="none"/>
    </style:style>
    <style:style style:name="Таблица2" style:family="table">
      <style:table-properties style:width="11.245cm" fo:margin-left="0cm" fo:margin-top="0cm" fo:margin-bottom="0cm" table:align="left" style:writing-mode="lr-tb"/>
    </style:style>
    <style:style style:name="Таблица2.A" style:family="table-column">
      <style:table-column-properties style:column-width="4.757cm"/>
    </style:style>
    <style:style style:name="Таблица2.B" style:family="table-column">
      <style:table-column-properties style:column-width="6.48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23cm" fo:padding-right="0.123cm" fo:padding-top="0cm" fo:padding-bottom="0cm" fo:border="none"/>
    </style:style>
    <style:style style:name="Таблица2.A2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Standard">
      <style:text-properties officeooo:rsid="001e5862" officeooo:paragraph-rsid="001e5862"/>
    </style:style>
    <style:style style:name="P2" style:family="paragraph" style:parent-style-name="Standard">
      <style:text-properties officeooo:rsid="001e5862" officeooo:paragraph-rsid="001e5862"/>
    </style:style>
    <style:style style:name="P3" style:family="paragraph" style:parent-style-name="Standard">
      <style:text-properties officeooo:rsid="001e5862" officeooo:paragraph-rsid="001ec2e8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officeooo:paragraph-rsid="001ec2e8" style:font-size-asian="14pt" style:language-asian="ar" style:country-asian="SA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fo:font-size="14pt" officeooo:paragraph-rsid="001ec2e8" style:font-size-asian="14pt" style:language-asian="ar" style:country-asian="SA" style:font-size-complex="14pt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4pt" officeooo:paragraph-rsid="001ec2e8" style:font-size-asian="14pt" style:language-asian="ar" style:country-asian="SA" style:font-size-complex="14pt"/>
    </style:style>
    <style:style style:name="P7" style:family="paragraph" style:parent-style-name="Standard">
      <style:paragraph-properties fo:line-height="150%"/>
      <style:text-properties fo:font-size="14pt" officeooo:paragraph-rsid="001ec2e8" style:font-size-asian="14pt" style:font-size-complex="14pt"/>
    </style:style>
    <style:style style:name="P8" style:family="paragraph" style:parent-style-name="Standard">
      <style:paragraph-properties fo:line-height="150%" fo:text-align="end" style:justify-single-word="false" style:snap-to-layout-grid="false"/>
      <style:text-properties officeooo:paragraph-rsid="001ec2e8"/>
    </style:style>
    <style:style style:name="P9" style:family="paragraph" style:parent-style-name="Standard">
      <style:paragraph-properties fo:line-height="150%" style:snap-to-layout-grid="false"/>
      <style:text-properties officeooo:paragraph-rsid="001ec2e8"/>
    </style:style>
    <style:style style:name="P10" style:family="paragraph" style:parent-style-name="Standard">
      <style:paragraph-properties fo:line-height="150%" fo:text-align="center" style:justify-single-word="false" style:snap-to-layout-grid="false"/>
      <style:text-properties officeooo:paragraph-rsid="001ec2e8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1ec2e8"/>
    </style:style>
    <style:style style:name="P12" style:family="paragraph" style:parent-style-name="Standard">
      <style:paragraph-properties fo:line-height="150%" fo:text-align="end" style:justify-single-word="false" style:snap-to-layout-grid="false"/>
      <style:text-properties officeooo:paragraph-rsid="001ec2e8" style:language-asian="ar" style:country-asian="SA"/>
    </style:style>
    <style:style style:name="P13" style:family="paragraph" style:parent-style-name="Standard">
      <style:paragraph-properties fo:text-align="end" style:justify-single-word="false" style:snap-to-layout-grid="false"/>
      <style:text-properties officeooo:paragraph-rsid="001ec2e8"/>
    </style:style>
    <style:style style:name="P14" style:family="paragraph" style:parent-style-name="Standard">
      <style:text-properties officeooo:paragraph-rsid="001ec2e8"/>
    </style:style>
    <style:style style:name="P15" style:family="paragraph" style:parent-style-name="Standard">
      <style:text-properties officeooo:rsid="001ec2e8" officeooo:paragraph-rsid="001ec2e8"/>
    </style:style>
    <style:style style:name="P16" style:family="paragraph" style:parent-style-name="Standard">
      <style:text-properties fo:font-weight="bold" officeooo:rsid="001ec2e8" officeooo:paragraph-rsid="001ec2e8" style:font-weight-asian="bold" style:font-weight-complex="bold"/>
    </style:style>
    <style:style style:name="P17" style:family="paragraph" style:parent-style-name="Standard">
      <style:text-properties fo:font-weight="normal" officeooo:rsid="001ec2e8" officeooo:paragraph-rsid="001ec2e8" style:font-weight-asian="normal" style:font-weight-complex="normal"/>
    </style:style>
    <style:style style:name="P18" style:family="paragraph" style:parent-style-name="Standard">
      <style:paragraph-properties fo:line-height="150%" fo:text-align="center" style:justify-single-word="false" fo:padding-left="0cm" fo:padding-right="0cm" fo:padding-top="0cm" fo:padding-bottom="0.071cm" fo:border-left="none" fo:border-right="none" fo:border-top="none" fo:border-bottom="0.26pt solid #000001"/>
      <style:text-properties officeooo:paragraph-rsid="001ec2e8"/>
    </style:style>
    <style:style style:name="P19" style:family="paragraph" style:parent-style-name="Standard">
      <style:paragraph-properties fo:margin-left="-0.25cm" fo:margin-right="-0.252cm" fo:line-height="150%" fo:text-align="center" style:justify-single-word="false" fo:text-indent="0cm" style:auto-text-indent="false"/>
      <style:text-properties fo:font-size="14pt" fo:font-weight="bold" officeooo:paragraph-rsid="001ec2e8" style:font-size-asian="14pt" style:language-asian="ar" style:country-asian="SA" style:font-weight-asian="bold" style:font-size-complex="14pt" style:font-weight-complex="bold"/>
    </style:style>
    <style:style style:name="P20" style:family="paragraph" style:parent-style-name="Standard" style:master-page-name="Standard">
      <style:paragraph-properties fo:line-height="150%" fo:text-align="center" style:justify-single-word="false" style:page-number="auto"/>
      <style:text-properties officeooo:paragraph-rsid="001ec2e8"/>
    </style:style>
    <style:style style:name="T1" style:family="text">
      <style:text-properties style:font-name="Cambria" style:font-name-asian="Calibri" style:language-asian="en" style:country-asian="US" style:font-name-complex="ArialMT"/>
    </style:style>
    <style:style style:name="T2" style:family="text">
      <style:text-properties fo:font-weight="bold" style:language-asian="ar" style:country-asian="SA" style:font-weight-asian="bold" style:font-weight-complex="bold"/>
    </style:style>
    <style:style style:name="T3" style:family="text">
      <style:text-properties style:language-asian="ar" style:country-asian="SA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style:text-underline-style="solid" style:text-underline-width="auto" style:text-underline-color="font-color" style:font-size-asian="14pt" style:language-asian="ar" style:country-asian="SA" style:font-size-complex="14pt"/>
    </style:style>
    <style:style style:name="T7" style:family="text">
      <style:text-properties fo:font-size="14pt" style:font-size-asian="14pt" style:language-asian="ar" style:country-asian="SA" style:font-size-complex="14pt"/>
    </style:style>
    <style:style style:name="T8" style:family="text">
      <style:text-properties fo:font-size="14pt" officeooo:rsid="001ec2e8" style:font-size-asian="14pt" style:language-asian="ar" style:country-asian="SA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Московский государственный технический университет <text:s/>им. Н.Э.Баумана</text:span></text:p>
      <text:p text:style-name="P18"><text:span text:style-name="T3">Кафедра «Системы обработки информации и управления»</text:span></text:p>
      <text:p text:style-name="P4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8"><text:span text:style-name="T3">Утверждаю:</text:span></text:p>
          </table:table-cell>
          <table:table-cell table:style-name="Таблица1.A1" office:value-type="string">
            <text:p text:style-name="P9"><text:span text:style-name="T3">____________________</text:span></text:p>
          </table:table-cell>
          <table:table-cell table:style-name="Таблица1.A1" office:value-type="string">
            <text:p text:style-name="P8"><text:span text:style-name="T3">Согласовано:</text:span></text:p>
          </table:table-cell>
          <table:table-cell table:style-name="Таблица1.A1" office:value-type="string">
            <text:p text:style-name="P8"><text:span text:style-name="T3">_____________________</text:span></text:p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10"><text:span text:style-name="T3">"___"__________2016 г.</text:span></text:p>
          </table:table-cell>
          <table:table-cell table:style-name="Таблица1.A2" office:value-type="string">
            <text:p text:style-name="P12"/>
          </table:table-cell>
          <table:table-cell table:style-name="Таблица1.A1" office:value-type="string">
            <text:p text:style-name="P8"><text:span text:style-name="T3">"___"___________2016 г. <text:s text:c="2"/></text:span></text:p>
          </table:table-cell>
        </table:table-row>
      </table:table>
      <text:p text:style-name="P7"/>
      <text:p text:style-name="P7"/>
      <text:p text:style-name="P19"/>
      <text:p text:style-name="P11"><text:span text:style-name="T4">«Введение в </text:span><text:span text:style-name="T5">P</text:span><text:bookmark text:name="_GoBack"/><text:span text:style-name="T5">ython</text:span><text:span text:style-name="T4">»</text:span></text:p>
      <text:p text:style-name="P7"/>
      <text:p text:style-name="P11"><text:span text:style-name="T6"><text:tab/> <text:s text:c="12"/>Отчет по лабораторной работе №2<text:tab/><text:tab/></text:span></text:p>
      <text:p text:style-name="P11"><text:span text:style-name="T7">(вид документа)</text:span></text:p>
      <text:p text:style-name="P4"/>
      <text:p text:style-name="P11"><text:span text:style-name="T6"><text:tab/><text:tab/>писчая бумага формата А4<text:tab/><text:tab/></text:span></text:p>
      <text:p text:style-name="P11"><text:span text:style-name="T7">(вид носителя)</text:span></text:p>
      <text:p text:style-name="P4"/>
      <text:p text:style-name="P11"><text:span text:style-name="T6"><text:tab/><text:tab/><text:tab/><text:tab/><text:tab/><text:tab/><text:tab/><text:tab/></text:span></text:p>
      <text:p text:style-name="P11"><text:span text:style-name="T7">(количество листов)</text:span>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"><text:span text:style-name="T7">Исполнитель: </text:span></text:p>
          </table:table-cell>
          <table:table-cell table:style-name="Таблица2.A1" office:value-type="string">
            <text:p text:style-name="P13"><text:span text:style-name="T7">студент группы РТ5-51</text:span></text:p>
          </table:table-cell>
        </table:table-row>
        <table:table-row table:style-name="Таблица2.1">
          <table:table-cell table:style-name="Таблица2.A2" table:number-columns-spanned="2" office:value-type="string">
            <text:p text:style-name="P6"/>
            <text:p text:style-name="P13"><text:span text:style-name="T7">______________________ </text:span><text:span text:style-name="T8">Семенов А. А.</text:span></text:p>
          </table:table-cell>
          <table:covered-table-cell/>
        </table:table-row>
        <table:table-row table:style-name="Таблица2.1">
          <table:table-cell table:style-name="Таблица2.A2" table:number-columns-spanned="2" office:value-type="string">
            <text:p text:style-name="P6"/>
            <text:p text:style-name="P13"><text:span text:style-name="T7">"_____"_______________ 2016 г.</text:span></text:p>
          </table:table-cell>
          <table:covered-table-cell/>
        </table:table-row>
      </table:table>
      <text:p text:style-name="P5"/>
      <text:p text:style-name="P5"/>
      <text:p text:style-name="P5"/>
      <text:p text:style-name="P5"/>
      <text:p text:style-name="P18"><text:span text:style-name="T7">Москва <text:s/>– <text:s/>2016</text:span></text:p>
      <text:p text:style-name="P11"/>
      <text:p text:style-name="P14"/>
      <text:p text:style-name="P14"/>
      <text:p text:style-name="P16"><text:soft-page-break/><text:span text:style-name="T1">Исходный код:</text:span></text:p>
      <text:p text:style-name="P15"><text:span text:style-name="T1"/></text:p>
      <text:p text:style-name="P3">def min(arr):<text:tab/><text:tab/>#минимальное значение</text:p>
      <text:p text:style-name="P1"><text:tab/>minimal =arr[0];</text:p>
      <text:p text:style-name="P1"><text:tab/>for i,el in enumerate(arr): #Для каждого элемента массива</text:p>
      <text:p text:style-name="P1"><text:tab/><text:tab/>if el&lt;minimal:<text:tab/><text:tab/><text:tab/>#проверяем, меньше ли он первого</text:p>
      <text:p text:style-name="P1"><text:tab/><text:tab/><text:tab/>minimal=el<text:tab/><text:tab/><text:tab/>#если да, то обновляем минимальный</text:p>
      <text:p text:style-name="P1"><text:tab/>return minimal</text:p>
      <text:p text:style-name="P1"/>
      <text:p text:style-name="P1">def average(arr):<text:tab/><text:tab/>#среднее значение массива</text:p>
      <text:p text:style-name="P1"><text:tab/>summ=0</text:p>
      <text:p text:style-name="P1"><text:tab/>for i,el in enumerate(arr):</text:p>
      <text:p text:style-name="P1"><text:tab/><text:tab/>summ=summ+el; <text:s text:c="2"/><text:tab/><text:tab/>#суммируем элементы массива</text:p>
      <text:p text:style-name="P1"><text:tab/>return (summ/(i+1))<text:tab/><text:tab/><text:tab/>#делим на количество</text:p>
      <text:p text:style-name="P1"/>
      <text:p text:style-name="P1">###########################<text:tab/></text:p>
      <text:p text:style-name="P1"/>
      <text:p text:style-name="P1">def reverse(string): <text:tab/>#Переворот строки</text:p>
      <text:p text:style-name="P1"><text:tab/>i=0</text:p>
      <text:p text:style-name="P1"><text:tab/>string2=''<text:tab/><text:tab/><text:tab/><text:tab/>#объявляем пустую строку</text:p>
      <text:p text:style-name="P1"><text:tab/>for ch in range(len(string)):</text:p>
      <text:p text:style-name="P1"><text:tab/><text:tab/>cnt=len(string)-i-1<text:tab/><text:tab/><text:tab/>#перебираем строку в обратном порядке</text:p>
      <text:p text:style-name="P1"><text:tab/><text:tab/>string2=string2+string[cnt] <text:tab/>#добираем к новой строке символ</text:p>
      <text:p text:style-name="P1"><text:tab/><text:tab/>i=i+1</text:p>
      <text:p text:style-name="P1"><text:tab/>print (string2)</text:p>
      <text:p text:style-name="P1"/>
      <text:p text:style-name="P1">###############################</text:p>
      <text:p text:style-name="P1"/>
      <text:p text:style-name="P1">def childrens(emps):<text:tab/><text:tab/>#работа со словарями</text:p>
      <text:p text:style-name="P1"><text:tab/>for i,el in enumerate(emps): <text:s text:c="3"/>#обходим массив работников</text:p>
      <text:p text:style-name="P1"><text:tab/><text:tab/>emp=el['children']</text:p>
      <text:p text:style-name="P1"><text:tab/><text:tab/>for i,child in enumerate(emp): #обходим детей работника</text:p>
      <text:p text:style-name="P1"><text:tab/><text:tab/><text:tab/>if child['age']&gt;18: <text:s text:c="2"/><text:tab/><text:tab/><text:tab/>#если ему больше 18 лет</text:p>
      <text:p text:style-name="P1"><text:tab/><text:tab/><text:tab/><text:tab/>print (el['name'])<text:tab/><text:tab/><text:tab/>#выводим имя работника</text:p>
      <text:p text:style-name="P1"/>
      <text:p text:style-name="P1"/>
      <text:p text:style-name="P1">arr=[8,2,4,5,1,9]</text:p>
      <text:p text:style-name="P1"/>
      <text:p text:style-name="P1"/>
      <text:p text:style-name="P1">ivan = {</text:p>
      <text:p text:style-name="P1"><text:tab/>"name": "ivan",</text:p>
      <text:p text:style-name="P1"><text:tab/>"age": 34,</text:p>
      <text:p text:style-name="P1"><text:tab/>"children": [{</text:p>
      <text:p text:style-name="P1"><text:tab/><text:tab/>"name": "vasja",</text:p>
      <text:p text:style-name="P1"><text:tab/><text:tab/>"age": 12,</text:p>
      <text:p text:style-name="P1"><text:s text:c="3"/>}, {</text:p>
      <text:p text:style-name="P1"><text:s text:c="7"/>"name": "petja",</text:p>
      <text:p text:style-name="P1"><text:s text:c="7"/>"age": 10,</text:p>
      <text:p text:style-name="P1"><text:s text:c="3"/>}],</text:p>
      <text:p text:style-name="P1">}</text:p>
      <text:p text:style-name="P1">darja = {</text:p>
      <text:p text:style-name="P1"><text:s text:c="3"/>"name": "darja",</text:p>
      <text:p text:style-name="P1"><text:soft-page-break/><text:s text:c="3"/>"age": 41,</text:p>
      <text:p text:style-name="P1"><text:s text:c="3"/>"children": [{</text:p>
      <text:p text:style-name="P1"><text:s text:c="7"/>"name": "kirill",</text:p>
      <text:p text:style-name="P1"><text:s text:c="7"/>"age": 21,</text:p>
      <text:p text:style-name="P1"><text:s text:c="3"/>}, {</text:p>
      <text:p text:style-name="P1"><text:s text:c="7"/>"name": "pavel",</text:p>
      <text:p text:style-name="P1"><text:s text:c="7"/>"age": 15,</text:p>
      <text:p text:style-name="P1"><text:s text:c="3"/>}],</text:p>
      <text:p text:style-name="P1">}</text:p>
      <text:p text:style-name="P1">emps = [ivan, darja]</text:p>
      <text:p text:style-name="P1"/>
      <text:p text:style-name="P1">print (min(arr))</text:p>
      <text:p text:style-name="P1">print (average(arr))</text:p>
      <text:p text:style-name="P1">reverse("Hello, world!")</text:p>
      <text:p text:style-name="P1">childrens(emps)</text:p>
      <text:p text:style-name="P1"/>
      <text:p text:style-name="P1"/>
      <text:p text:style-name="P16">Входной массив</text:p>
      <text:p text:style-name="P17">arr=[8,2,4,5,1,9]</text:p>
      <text:p text:style-name="P17"/>
      <text:p text:style-name="P16">Выходные данные</text:p>
      <text:p text:style-name="P17">1<text:tab/>- минимальное значение</text:p>
      <text:p text:style-name="P17">4.833333333333333 <text:tab/><text:tab/>- среднее значение</text:p>
      <text:p text:style-name="P17">!dlrow ,olleH <text:tab/><text:tab/>- строка наоборот</text:p>
      <text:p text:style-name="P17">darja<text:tab/><text:tab/>- сотрудники с совершеннолетними детьм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MT" svg:font-family="ArialMT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5:01:58.865539736</meta:creation-date>
    <dc:date>2016-09-29T15:02:21.650320832</dc:date>
    <meta:editing-duration>PT6M11S</meta:editing-duration>
    <meta:editing-cycles>2</meta:editing-cycles>
    <meta:generator>LibreOffice/5.1.4.2$Linux_X86_64 LibreOffice_project/10m0$Build-2</meta:generator>
    <meta:document-statistic meta:table-count="2" meta:image-count="0" meta:object-count="0" meta:page-count="3" meta:paragraph-count="83" meta:word-count="241" meta:character-count="2082" meta:non-whitespace-character-count="1746"/>
  </office:meta>
</office:document-meta>
</file>